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9.6pt"/>
    </style:style>
    <style:style style:name="co2" style:family="table-column">
      <style:table-column-properties fo:break-before="auto" style:column-width="360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half-bridg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50k 17 mm PCB mount linear taper potentiometer</text:p>
          </table:table-cell>
          <table:table-cell office:value-type="string" calcext:value-type="string">
            <text:p>Half Bridge Driver / SSTC Driver Bill of Materials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 nF 50 V ceramic disc capacitor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 uF <text:s/>50 V ceramic disc capacitor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 pF 50 V ceramic disc capacitor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0.1 uF 50 V ceramic disc capacitor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3.3 nF 50 V ceramic disc capacitor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0.1 uF <text:s/>50 V ceramic disc capacitor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0 uF 25 V electrolytic polarized radial capacitor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 uF <text:s/>50 V electrolytic polarized radial capacitor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 uF 50 V ceramic disc capacitor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 uF <text:s/>50 V electrolytic polarized radial capacitor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 uF <text:s/>50 V electrolytic polarized radial capacitor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 uF 50 V ceramic disc capacitor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 uF <text:s/>50 V ceramic disc capacitor</text:p>
          </table:table-cell>
        </table:table-row>
        <table:table-row table:style-name="ro1">
          <table:table-cell office:value-type="string" calcext:value-type="string">
            <text:p>C50</text:p>
          </table:table-cell>
          <table:table-cell office:value-type="string" calcext:value-type="string">
            <text:p>0.1 uF <text:s/>50 V ceramic disc capacitor</text:p>
          </table:table-cell>
        </table:table-row>
        <table:table-row table:style-name="ro1">
          <table:table-cell office:value-type="string" calcext:value-type="string">
            <text:p>C51</text:p>
          </table:table-cell>
          <table:table-cell office:value-type="string" calcext:value-type="string">
            <text:p>0.1 uF <text:s/>50 V ceramic disc capacitor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 (color of your choice)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 (color of your choice)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1N4148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1N4148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1N4007/UF4007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1N4007/UF4007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1N4007/UF4007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1N4007/UF4007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1N4007/UF4007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1N4007/UF4007</text:p>
          </table:table-cell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1N4007/UF4007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1N4007/UF4007</text:p>
          </table:table-cell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1N4742A 12 V Zener Diode</text:p>
          </table:table-cell>
        </table:table-row>
        <table:table-row table:style-name="ro1">
          <table:table-cell office:value-type="string" calcext:value-type="string">
            <text:p>D19</text:p>
          </table:table-cell>
          <table:table-cell office:value-type="string" calcext:value-type="string">
            <text:p>Inline pin Full-Wave Diode Bridge (100V min / 2A min) e.g. KBL401G</text:p>
          </table:table-cell>
        </table:table-row>
        <table:table-row table:style-name="ro1">
          <table:table-cell/>
          <table:table-cell office:value-type="string" calcext:value-type="string">
            <text:p>Many will work if you bend the pins</text:p>
          </table:table-cell>
        </table:table-row>
        <table:table-row table:style-name="ro1">
          <table:table-cell office:value-type="string" calcext:value-type="string">
            <text:p>D20</text:p>
          </table:table-cell>
          <table:table-cell office:value-type="string" calcext:value-type="string">
            <text:p>1N4007/UF4007</text:p>
          </table:table-cell>
        </table:table-row>
        <table:table-row table:style-name="ro1">
          <table:table-cell office:value-type="string" calcext:value-type="string">
            <text:p>D21</text:p>
          </table:table-cell>
          <table:table-cell office:value-type="string" calcext:value-type="string">
            <text:p>1N4007/UF4007</text:p>
          </table:table-cell>
        </table:table-row>
        <table:table-row table:style-name="ro1">
          <table:table-cell office:value-type="string" calcext:value-type="string">
            <text:p>D22</text:p>
          </table:table-cell>
          <table:table-cell office:value-type="string" calcext:value-type="string">
            <text:p>1N4007/UF4007</text:p>
          </table:table-cell>
        </table:table-row>
        <table:table-row table:style-name="ro1">
          <table:table-cell office:value-type="string" calcext:value-type="string">
            <text:p>D23</text:p>
          </table:table-cell>
          <table:table-cell office:value-type="string" calcext:value-type="string">
            <text:p>1N4007/UF4007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2 position 5.0/5.04 mm spacing screw terminal block PCB mount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2 position 5.0/5.04 mm spacing screw terminal block PCB mount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2.1mm Male Barrel Jack (PCB Mount) e.g. WTJ-020-037A CIC Components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2 position 5.0/5.04 mm spacing screw terminal block PCB mount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2 position 5.0/5.04 mm spacing screw terminal block PCB mount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2 position 5.0/5.04 mm spacing screw terminal block PCB mount</text:p>
          </table:table-cell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2 position 5.0/5.04 mm spacing screw terminal block PCB mount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1 by 3 pin header, 2.54 mm pin spacing</text:p>
          </table:table-cell>
        </table:table-row>
        <table:table-row table:style-name="ro1">
          <table:table-cell office:value-type="string" calcext:value-type="string">
            <text:p>JP2</text:p>
          </table:table-cell>
          <table:table-cell office:value-type="string" calcext:value-type="string">
            <text:p>1 by 3 pin header, 2.54 mm pin spacing</text:p>
          </table:table-cell>
        </table:table-row>
        <table:table-row table:style-name="ro1">
          <table:table-cell office:value-type="string" calcext:value-type="string">
            <text:p>JP3</text:p>
          </table:table-cell>
          <table:table-cell office:value-type="string" calcext:value-type="string">
            <text:p>1 by 3 pin header, 2.54 mm pin spacing</text:p>
          </table:table-cell>
        </table:table-row>
        <table:table-row table:style-name="ro1">
          <table:table-cell office:value-type="string" calcext:value-type="string">
            <text:p>JP4</text:p>
          </table:table-cell>
          <table:table-cell office:value-type="string" calcext:value-type="string">
            <text:p>1 by 2 pin header, 2.54 mm pin spacing</text:p>
          </table:table-cell>
        </table:table-row>
        <table:table-row table:style-name="ro1">
          <table:table-cell office:value-type="string" calcext:value-type="string">
            <text:p>POT1</text:p>
          </table:table-cell>
          <table:table-cell office:value-type="string" calcext:value-type="string">
            <text:p>100k 17 mm PCB mount linear taper potentiometer</text:p>
          </table:table-cell>
        </table:table-row>
        <table:table-row table:style-name="ro1">
          <table:table-cell office:value-type="string" calcext:value-type="string">
            <text:p>POT2</text:p>
          </table:table-cell>
          <table:table-cell office:value-type="string" calcext:value-type="string">
            <text:p>50k 17 mm PCB mount linear taper potentiometer</text:p>
          </table:table-cell>
        </table:table-row>
        <table:table-row table:style-name="ro1">
          <table:table-cell office:value-type="string" calcext:value-type="string">
            <text:p>R1 </text:p>
          </table:table-cell>
          <table:table-cell office:value-type="string" calcext:value-type="string">
            <text:p>10k ¼ watt</text:p>
          </table:table-cell>
        </table:table-row>
        <table:table-row table:style-name="ro1">
          <table:table-cell office:value-type="string" calcext:value-type="string">
            <text:p>R2 </text:p>
          </table:table-cell>
          <table:table-cell office:value-type="string" calcext:value-type="string">
            <text:p>1M ¼ watt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k ¼ watt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3.3k ¼ watt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 ¼ watt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 ¼ watt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k ¼ watt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k ¼ watt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3.3R 4 watt metal oxide or metal film capacitor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0k ¼ watt</text:p>
          </table:table-cell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0k ¼ watt</text:p>
          </table:table-cell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k ¼ watt</text:p>
          </table:table-cell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10R 2 watt metal film capacitor (burden resistor may need adjustment)</text:p>
          </table:table-cell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optional 10R 2 watt metal film capacitor (burden resistor may need adjustment)</text:p>
          </table:table-cell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00R <text:s/>¼ watt</text:p>
          </table:table-cell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1M <text:s/>¼ watt</text:p>
          </table:table-cell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10k ¼ watt</text:p>
          </table:table-cell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100k ¼ watt</text:p>
          </table:table-cell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10k ¼ watt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tc4420 Microchip DIP-8 package (UC37322 may be substituted for 9A drive)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tc4420 Microchip DIP-8 package (UC37322 may be substituted for 9A drive)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LM7815 TO220 package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LM339 DIP-14 package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CD40106 DIP-14 package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4N28 DIP-6 packa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8">00/00/0000</text:date>, <text:time style:data-style-name="N2" text:time-value="21:26:16.8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8T21:26:28.971000000</dc:date>
    <meta:editing-duration>PT13M40S</meta:editing-duration>
    <meta:editing-cycles>9</meta:editing-cycles>
    <meta:generator>LibreOffice/5.4.0.3$Windows_x86 LibreOffice_project/7556cbc6811c9d992f4064ab9287069087d7f62c</meta:generator>
    <meta:document-statistic meta:table-count="1" meta:cell-count="153" meta:object-count="0"/>
  </office:meta>
</office:document-meta>
</file>